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  <style:text-properties officeooo:paragraph-rsid="001e9cbf"/>
    </style:style>
    <style:style style:name="P2" style:family="paragraph" style:parent-style-name="Standard">
      <style:paragraph-properties fo:text-align="start" style:justify-single-word="false" style:writing-mode="lr-tb"/>
      <style:text-properties officeooo:rsid="001e9cbf" officeooo:paragraph-rsid="001e9cbf"/>
    </style:style>
    <style:style style:name="P3" style:family="paragraph" style:parent-style-name="Standard">
      <style:paragraph-properties fo:text-align="center" style:justify-single-word="false" style:writing-mode="lr-tb"/>
      <style:text-properties fo:font-size="18pt" officeooo:paragraph-rsid="001e9cbf" style:font-size-asian="18pt" style:font-size-complex="18pt"/>
    </style:style>
    <style:style style:name="P4" style:family="paragraph" style:parent-style-name="Standard">
      <style:paragraph-properties fo:text-align="start" style:justify-single-word="false" style:writing-mode="lr-tb"/>
      <style:text-properties fo:font-size="13pt" officeooo:rsid="001e9cbf" officeooo:paragraph-rsid="001e9cbf" style:font-size-asian="11.3500003814697pt" style:font-size-complex="13pt"/>
    </style:style>
    <style:style style:name="P5" style:family="paragraph" style:parent-style-name="Standard">
      <style:paragraph-properties fo:text-align="start" style:justify-single-word="false" style:writing-mode="lr-tb"/>
      <style:text-properties officeooo:rsid="001f25a7" officeooo:paragraph-rsid="001f25a7"/>
    </style:style>
    <style:style style:name="T1" style:family="text">
      <style:text-properties officeooo:rsid="001e9cbf"/>
    </style:style>
    <style:style style:name="T2" style:family="text">
      <style:text-properties fo:font-size="13pt" style:font-size-asian="11.3500003814697pt" style:font-size-complex="13pt"/>
    </style:style>
    <style:style style:name="T3" style:family="text">
      <style:text-properties fo:font-size="13pt" officeooo:rsid="001e9cbf" style:font-size-asian="11.3500003814697pt" style:font-size-complex="13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Spark </text:span></text:p>
      <text:p text:style-name="P3"/>
      <text:p text:style-name="P4">1.) Pyspark and Spark Links : <text:a xlink:type="simple" xlink:href="https://sparkbyexamples.com/" text:style-name="Internet_20_link" text:visited-style-name="Visited_20_Internet_20_Link">https://sparkbyexamples.com/</text:a></text:p>
      <text:p text:style-name="P4">2.) Youtube Tutorial Pyspark :<text:a xlink:type="simple" xlink:href="https://www.youtube.com/playlist?list=PL3GCZkoyKK4cGFi6VkxNZM8p5hs5l_6QB" text:style-name="Internet_20_link" text:visited-style-name="Visited_20_Internet_20_Link">https://www.youtube.com/playlist?list=PL3GCZkoyKK4cGFi6VkxNZM8p5hs5l_6QB</text:a></text:p>
      <text:p text:style-name="P4">3.) Youtube Tutorial DataBricks : <text:a xlink:type="simple" xlink:href="https://www.youtube.com/playlist?reload=9&amp;list=PL50mYnndduIGmqjzJ8SDsa9BZoY7cvoeD" text:style-name="Internet_20_link" text:visited-style-name="Visited_20_Internet_20_Link">https://www.youtube.com/playlist?reload=9&amp;list=PL50mYnndduIGmqjzJ8SDsa9BZoY7cvoeD</text:a></text:p>
      <text:p text:style-name="P4">4.) Youtube Tutorial For spark streaming : <text:a xlink:type="simple" xlink:href="https://www.youtube.com/playlist?list=PL0hSJrxggIQrx4kePKiTsH1MpXVs9GC_V" text:style-name="Internet_20_link" text:visited-style-name="Visited_20_Internet_20_Link">https://www.youtube.com/playlist?list=PL0hSJrxggIQrx4kePKiTsH1MpXVs9GC_V</text:a></text:p>
      <text:p text:style-name="P1"><text:span text:style-name="T3">5.)Creating Scope in Databricks : </text:span><text:a xlink:type="simple" xlink:href="https://www.youtube.com/watch?v=5FX4vMvduEg" text:style-name="Internet_20_link" text:visited-style-name="Visited_20_Internet_20_Link"><text:span text:style-name="T3">https://www.youtube.com/watch?v=5FX4vMvduEg</text:span></text:a></text:p>
      <text:p text:style-name="P2"><text:span text:style-name="T2">6.) pyspark - How to convert a table into a Spark Dataframe : </text:span><text:a xlink:type="simple" xlink:href="https://stackoverflow.com/questions/39191194/how-to-convert-a-table-into-a-spark-dataframe" text:style-name="Internet_20_link" text:visited-style-name="Visited_20_Internet_20_Link"><text:span text:style-name="T2">https://stackoverflow.com/questions/39191194/how-to-convert-a-table-into-a-spark-dataframe</text:span></text:a></text:p>
      <text:p text:style-name="P5"><text:span text:style-name="T2">7.) sql - SparkSQL - Difference between two time stamps in minutes: </text:span><text:a xlink:type="simple" xlink:href="https://stackoverflow.com/questions/60386256/sparksql-difference-between-two-time-stamps-in-minutes#60386453" text:style-name="Internet_20_link" text:visited-style-name="Visited_20_Internet_20_Link"><text:span text:style-name="T2">https://stackoverflow.com/questions/60386256/sparksql-difference-between-two-time-stamps-in-minutes#60386453</text:span></text:a></text:p>
      <text:p text:style-name="P5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4T20:40:56.335355662</meta:creation-date>
    <dc:date>2021-02-24T20:52:18.180714842</dc:date>
    <meta:editing-duration>PT1M1S</meta:editing-duration>
    <meta:editing-cycles>1</meta:editing-cycles>
    <meta:document-statistic meta:table-count="0" meta:image-count="0" meta:object-count="0" meta:page-count="1" meta:paragraph-count="8" meta:word-count="60" meta:character-count="801" meta:non-whitespace-character-count="748"/>
    <meta:generator>LibreOffice/6.4.6.2$Linux_X86_64 LibreOffice_project/40$Build-2</meta:generator>
  </office:meta>
</office:document-meta>
</file>